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53cf"/>
    </style:style>
    <style:style style:name="P2" style:family="paragraph" style:parent-style-name="Standard">
      <style:text-properties officeooo:paragraph-rsid="000c4662"/>
    </style:style>
    <style:style style:name="P3" style:family="paragraph" style:parent-style-name="Standard">
      <style:text-properties officeooo:paragraph-rsid="000d7f92"/>
    </style:style>
    <style:style style:name="P4" style:family="paragraph" style:parent-style-name="Standard">
      <style:text-properties officeooo:paragraph-rsid="000ea2a3"/>
    </style:style>
    <style:style style:name="P5" style:family="paragraph" style:parent-style-name="Standard">
      <style:text-properties officeooo:paragraph-rsid="000f6996"/>
    </style:style>
    <style:style style:name="P6" style:family="paragraph" style:parent-style-name="Standard">
      <style:text-properties officeooo:paragraph-rsid="00106d57"/>
    </style:style>
    <style:style style:name="P7" style:family="paragraph" style:parent-style-name="Standard">
      <style:text-properties officeooo:paragraph-rsid="001133cc"/>
    </style:style>
    <style:style style:name="P8" style:family="paragraph" style:parent-style-name="Standard">
      <style:text-properties officeooo:paragraph-rsid="00121423"/>
    </style:style>
    <style:style style:name="P9" style:family="paragraph" style:parent-style-name="Standard" style:list-style-name="L1">
      <style:text-properties officeooo:paragraph-rsid="000753cf"/>
    </style:style>
    <style:style style:name="P10" style:family="paragraph" style:parent-style-name="Standard" style:list-style-name="L2">
      <style:text-properties officeooo:paragraph-rsid="000753cf"/>
    </style:style>
    <style:style style:name="P11" style:family="paragraph" style:parent-style-name="Standard" style:list-style-name="L3">
      <style:text-properties officeooo:paragraph-rsid="000753cf"/>
    </style:style>
    <style:style style:name="P12" style:family="paragraph" style:parent-style-name="Standard" style:list-style-name="L3">
      <style:text-properties officeooo:paragraph-rsid="000c4662"/>
    </style:style>
    <style:style style:name="P13" style:family="paragraph" style:parent-style-name="Standard" style:list-style-name="L4">
      <style:text-properties officeooo:paragraph-rsid="000c4662"/>
    </style:style>
    <style:style style:name="P14" style:family="paragraph" style:parent-style-name="Standard" style:list-style-name="L5">
      <style:text-properties officeooo:paragraph-rsid="000d7154"/>
    </style:style>
    <style:style style:name="P15" style:family="paragraph" style:parent-style-name="Standard" style:list-style-name="L5">
      <style:text-properties officeooo:paragraph-rsid="000d7f92"/>
    </style:style>
    <style:style style:name="P16" style:family="paragraph" style:parent-style-name="Standard" style:list-style-name="L6">
      <style:text-properties officeooo:paragraph-rsid="000d7f92"/>
    </style:style>
    <style:style style:name="P17" style:family="paragraph" style:parent-style-name="Standard" style:list-style-name="L7">
      <style:text-properties officeooo:paragraph-rsid="000d7f92"/>
    </style:style>
    <style:style style:name="P18" style:family="paragraph" style:parent-style-name="Standard" style:list-style-name="L8">
      <style:text-properties officeooo:paragraph-rsid="000ea2a3"/>
    </style:style>
    <style:style style:name="P19" style:family="paragraph" style:parent-style-name="Standard" style:list-style-name="L9">
      <style:text-properties officeooo:paragraph-rsid="000ea2a3"/>
    </style:style>
    <style:style style:name="P20" style:family="paragraph" style:parent-style-name="Standard" style:list-style-name="L10">
      <style:text-properties officeooo:paragraph-rsid="000ea2a3"/>
    </style:style>
    <style:style style:name="P21" style:family="paragraph" style:parent-style-name="Standard" style:list-style-name="L11">
      <style:text-properties officeooo:paragraph-rsid="000ea2a3"/>
    </style:style>
    <style:style style:name="P22" style:family="paragraph" style:parent-style-name="Standard" style:list-style-name="L12">
      <style:text-properties officeooo:paragraph-rsid="000f6996"/>
    </style:style>
    <style:style style:name="P23" style:family="paragraph" style:parent-style-name="Standard" style:list-style-name="L13">
      <style:text-properties officeooo:paragraph-rsid="000f6996"/>
    </style:style>
    <style:style style:name="P24" style:family="paragraph" style:parent-style-name="Standard" style:list-style-name="L14">
      <style:text-properties officeooo:paragraph-rsid="00106d57"/>
    </style:style>
    <style:style style:name="P25" style:family="paragraph" style:parent-style-name="Standard" style:list-style-name="L15">
      <style:text-properties officeooo:paragraph-rsid="00106d57"/>
    </style:style>
    <style:style style:name="P26" style:family="paragraph" style:parent-style-name="Standard" style:list-style-name="L15">
      <style:text-properties officeooo:paragraph-rsid="000f6996"/>
    </style:style>
    <style:style style:name="P27" style:family="paragraph" style:parent-style-name="Standard" style:list-style-name="L16">
      <style:text-properties officeooo:paragraph-rsid="001133cc"/>
    </style:style>
    <style:style style:name="P28" style:family="paragraph" style:parent-style-name="Standard" style:list-style-name="L17">
      <style:text-properties officeooo:paragraph-rsid="001133cc"/>
    </style:style>
    <style:style style:name="P29" style:family="paragraph" style:parent-style-name="Standard" style:list-style-name="L18">
      <style:text-properties officeooo:paragraph-rsid="001133cc"/>
    </style:style>
    <style:style style:name="P30" style:family="paragraph" style:parent-style-name="Standard" style:list-style-name="L19">
      <style:text-properties officeooo:paragraph-rsid="001133cc"/>
    </style:style>
    <style:style style:name="P31" style:family="paragraph" style:parent-style-name="Standard" style:list-style-name="L20">
      <style:text-properties officeooo:paragraph-rsid="001133cc"/>
    </style:style>
    <style:style style:name="P32" style:family="paragraph" style:parent-style-name="Standard" style:list-style-name="L21">
      <style:text-properties officeooo:paragraph-rsid="001133cc"/>
    </style:style>
    <style:style style:name="P33" style:family="paragraph" style:parent-style-name="Standard" style:list-style-name="L22">
      <style:text-properties officeooo:paragraph-rsid="001133cc"/>
    </style:style>
    <style:style style:name="P34" style:family="paragraph" style:parent-style-name="Standard" style:list-style-name="L22">
      <style:text-properties officeooo:paragraph-rsid="00260e3f"/>
    </style:style>
    <style:style style:name="P35" style:family="paragraph" style:parent-style-name="Standard" style:list-style-name="L23">
      <style:text-properties officeooo:paragraph-rsid="001133cc"/>
    </style:style>
    <style:style style:name="P36" style:family="paragraph" style:parent-style-name="Standard" style:list-style-name="L23">
      <style:text-properties officeooo:paragraph-rsid="00260e3f"/>
    </style:style>
    <style:style style:name="P37" style:family="paragraph" style:parent-style-name="Standard" style:list-style-name="L24">
      <style:text-properties officeooo:paragraph-rsid="00121423"/>
    </style:style>
    <style:style style:name="P38" style:family="paragraph" style:parent-style-name="Standard" style:list-style-name="L25">
      <style:text-properties officeooo:paragraph-rsid="00121423"/>
    </style:style>
    <style:style style:name="P39" style:family="paragraph" style:parent-style-name="Standard" style:list-style-name="L26">
      <style:text-properties officeooo:paragraph-rsid="00121423"/>
    </style:style>
    <style:style style:name="P40" style:family="paragraph" style:parent-style-name="Standard" style:list-style-name="L27">
      <style:text-properties officeooo:paragraph-rsid="00121423"/>
    </style:style>
    <style:style style:name="P41" style:family="paragraph" style:parent-style-name="Standard" style:list-style-name="L28">
      <style:text-properties officeooo:paragraph-rsid="00121423"/>
    </style:style>
    <style:style style:name="P42" style:family="paragraph" style:parent-style-name="Standard" style:list-style-name="L29">
      <style:text-properties officeooo:paragraph-rsid="00121423"/>
    </style:style>
    <style:style style:name="P43" style:family="paragraph" style:parent-style-name="Standard" style:list-style-name="L30">
      <style:text-properties officeooo:paragraph-rsid="00121423"/>
    </style:style>
    <style:style style:name="P44" style:family="paragraph" style:parent-style-name="Standard" style:list-style-name="L31">
      <style:text-properties officeooo:paragraph-rsid="00121423"/>
    </style:style>
    <style:style style:name="P45" style:family="paragraph" style:parent-style-name="Standard" style:list-style-name="L32">
      <style:text-properties officeooo:paragraph-rsid="00121423"/>
    </style:style>
    <style:style style:name="T1" style:family="text">
      <style:text-properties officeooo:rsid="001948c6"/>
    </style:style>
    <style:style style:name="T2" style:family="text">
      <style:text-properties officeooo:rsid="003697c2"/>
    </style:style>
    <style:style style:name="T3" style:family="text">
      <style:text-properties officeooo:rsid="000900b3"/>
    </style:style>
    <style:style style:name="T4" style:family="text">
      <style:text-properties officeooo:rsid="000a3b36"/>
    </style:style>
    <style:style style:name="T5" style:family="text">
      <style:text-properties officeooo:rsid="000bd76f"/>
    </style:style>
    <style:style style:name="T6" style:family="text">
      <style:text-properties officeooo:rsid="000c4662"/>
    </style:style>
    <style:style style:name="T7" style:family="text">
      <style:text-properties officeooo:rsid="000d7154"/>
    </style:style>
    <style:style style:name="T8" style:family="text">
      <style:text-properties officeooo:rsid="000d7f92"/>
    </style:style>
    <style:style style:name="T9" style:family="text">
      <style:text-properties officeooo:rsid="000de3c7"/>
    </style:style>
    <style:style style:name="T10" style:family="text">
      <style:text-properties officeooo:rsid="000ea2a3"/>
    </style:style>
    <style:style style:name="T11" style:family="text">
      <style:text-properties officeooo:rsid="00106d57"/>
    </style:style>
    <style:style style:name="T12" style:family="text">
      <style:text-properties officeooo:rsid="001133cc"/>
    </style:style>
    <style:style style:name="T13" style:family="text">
      <style:text-properties officeooo:rsid="00121423"/>
    </style:style>
    <style:style style:name="T14" style:family="text">
      <style:text-properties officeooo:rsid="0015fe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72cm" fo:text-indent="-0.635cm" fo:margin-left="11.3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54cm" fo:text-indent="-0.635cm" fo:margin-left="6.0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9cm" fo:text-indent="-0.635cm" fo:margin-left="6.6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24cm" fo:text-indent="-0.635cm" fo:margin-left="7.3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59cm" fo:text-indent="-0.635cm" fo:margin-left="7.9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94cm" fo:text-indent="-0.635cm" fo:margin-left="8.5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29cm" fo:text-indent="-0.635cm" fo:margin-left="9.2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864cm" fo:text-indent="-0.635cm" fo:margin-left="9.86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员工档案</text:p>
      <text:p text:style-name="P1"><text:tab/>导航<text:span text:style-name="T2">下拉名_1:员工档案管理</text:span></text:p>
      <text:p text:style-name="P1"><text:tab/><text:tab/>导航<text:span text:style-name="T2">名_1:员工档案</text:span></text:p>
      <text:p text:style-name="P1"><text:tab/><text:tab/><text:tab/>功能名称<text:span text:style-name="T1">1:列表 功能类型:网格</text:span></text:p>
      <text:list xml:id="list4759756532180631354" text:style-name="L1">
        <text:list-item>
          <text:p text:style-name="P9">字段名:姓名</text:p>
        </text:list-item>
        <text:list-item>
          <text:p text:style-name="P9">字段名:员工编号</text:p>
        </text:list-item>
        <text:list-item>
          <text:p text:style-name="P9">字段名:项目组</text:p>
        </text:list-item>
        <text:list-item>
          <text:p text:style-name="P9">字段名:职位</text:p>
        </text:list-item>
        <text:list-item>
          <text:p text:style-name="P9">字段名:学历</text:p>
        </text:list-item>
        <text:list-item>
          <text:p text:style-name="P9">字段名:专业</text:p>
        </text:list-item>
        <text:list-item>
          <text:p text:style-name="P9">字段名:毕业学校</text:p>
        </text:list-item>
        <text:list-item>
          <text:p text:style-name="P9">字段名:毕业时间</text:p>
        </text:list-item>
        <text:list-item>
          <text:p text:style-name="P9">字段名:入职时间</text:p>
        </text:list-item>
        <text:list-item>
          <text:p text:style-name="P9">字段名:在职时间<text:span text:style-name="T3">(月)</text:span></text:p>
        </text:list-item>
        <text:list-item>
          <text:p text:style-name="P9">字段名:电话号码</text:p>
        </text:list-item>
        <text:list-item>
          <text:p text:style-name="P9">字段名:出生日期</text:p>
        </text:list-item>
        <text:list-item>
          <text:p text:style-name="P9">字段名:户籍地址</text:p>
        </text:list-item>
        <text:list-item>
          <text:p text:style-name="P9">字段名:身份证号码</text:p>
        </text:list-item>
        <text:list-item>
          <text:p text:style-name="P9">字段名:银行卡号</text:p>
        </text:list-item>
        <text:list-item>
          <text:p text:style-name="P9">字段名:开户行</text:p>
        </text:list-item>
        <text:list-item>
          <text:p text:style-name="P9">字段名:邮箱</text:p>
        </text:list-item>
        <text:list-item>
          <text:p text:style-name="P9">字段名:状态</text:p>
        </text:list-item>
      </text:list>
      <text:p text:style-name="P1"><text:tab/><text:tab/><text:tab/>功能名称<text:span text:style-name="T4">2:上传附件 功能类型:编辑</text:span></text:p>
      <text:list xml:id="list7629355072563028554" text:style-name="L2">
        <text:list-item>
          <text:p text:style-name="P10">字段名:档案类型 字段类型:单选框 必填</text:p>
        </text:list-item>
        <text:list-item>
          <text:p text:style-name="P10">字段名:附件</text:p>
        </text:list-item>
      </text:list>
      <text:p text:style-name="P1"><text:tab/><text:tab/><text:tab/>功能名称<text:span text:style-name="T5">3:上传 功能类型:编辑</text:span></text:p>
      <text:p text:style-name="P1"><text:tab/><text:tab/>导航名_<text:span text:style-name="T5">2:离职员工信息</text:span></text:p>
      <text:p text:style-name="P1"><text:tab/><text:tab/><text:tab/>功能名称<text:span text:style-name="T5">1:列表 功能类型:网格</text:span></text:p>
      <text:list xml:id="list4423919544218972946" text:style-name="L3">
        <text:list-item>
          <text:p text:style-name="P11">字段名:姓名</text:p>
        </text:list-item>
        <text:list-item>
          <text:p text:style-name="P11">字段名:员工编号</text:p>
        </text:list-item>
        <text:list-item>
          <text:p text:style-name="P11">字段名:项目组</text:p>
        </text:list-item>
        <text:list-item>
          <text:p text:style-name="P11">字段名:职位</text:p>
        </text:list-item>
        <text:list-item>
          <text:p text:style-name="P11">字段名:学历</text:p>
        </text:list-item>
        <text:list-item>
          <text:p text:style-name="P11">字段名:专业</text:p>
        </text:list-item>
        <text:list-item>
          <text:p text:style-name="P12">字段名:毕业学校</text:p>
        </text:list-item>
        <text:list-item>
          <text:p text:style-name="P12">字段名:毕业时间</text:p>
        </text:list-item>
        <text:list-item>
          <text:p text:style-name="P12">字段名:入职时间</text:p>
        </text:list-item>
        <text:list-item>
          <text:p text:style-name="P12">字段名:在职时间<text:span text:style-name="T3">(月)</text:span></text:p>
        </text:list-item>
        <text:list-item>
          <text:p text:style-name="P12">字段名:电话号码</text:p>
        </text:list-item>
        <text:list-item>
          <text:p text:style-name="P12">字段名:出生日期</text:p>
        </text:list-item>
        <text:list-item>
          <text:p text:style-name="P12">字段名:户籍地址</text:p>
        </text:list-item>
        <text:list-item>
          <text:p text:style-name="P12">字段名:身份证号码</text:p>
        </text:list-item>
        <text:list-item>
          <text:p text:style-name="P12">字段名:银行卡号</text:p>
        </text:list-item>
        <text:list-item>
          <text:p text:style-name="P12">字段名:开户行</text:p>
        </text:list-item>
        <text:list-item>
          <text:p text:style-name="P12"><text:soft-page-break/>字段名:离职日期</text:p>
        </text:list-item>
        <text:list-item>
          <text:p text:style-name="P12">字段名:备注</text:p>
        </text:list-item>
        <text:list-item>
          <text:p text:style-name="P12">字段名:状态</text:p>
        </text:list-item>
      </text:list>
      <text:p text:style-name="P2"><text:tab/><text:tab/>导航下拉条_<text:span text:style-name="T6">2:档案管理</text:span></text:p>
      <text:p text:style-name="P2"><text:tab/><text:tab/><text:tab/>导航名_<text:span text:style-name="T10">1:人员资质</text:span></text:p>
      <text:p text:style-name="P2"><text:tab/><text:tab/><text:tab/><text:tab/>功能名称<text:span text:style-name="T6">1:列表 功能类型:网格</text:span></text:p>
      <text:list xml:id="list6182828044632890205" text:style-name="L4">
        <text:list-item>
          <text:p text:style-name="P13">字段名:姓名</text:p>
        </text:list-item>
        <text:list-item>
          <text:p text:style-name="P13">字段名:性别</text:p>
        </text:list-item>
        <text:list-item>
          <text:p text:style-name="P13">字段名:身份证号</text:p>
        </text:list-item>
        <text:list-item>
          <text:p text:style-name="P13">字段名:劳动关系类型</text:p>
        </text:list-item>
        <text:list-item>
          <text:p text:style-name="P13">字段名:社保购买类型</text:p>
        </text:list-item>
        <text:list-item>
          <text:p text:style-name="P13">字段名:资质证书<text:span text:style-name="T7">1</text:span></text:p>
        </text:list-item>
        <text:list-item>
          <text:p text:style-name="P13">字段名:查询网站链接</text:p>
        </text:list-item>
        <text:list-item>
          <text:p text:style-name="P13">字段名:证书有效期限</text:p>
        </text:list-item>
        <text:list-item>
          <text:p text:style-name="P13">字段名:资质证书<text:span text:style-name="T7">2</text:span></text:p>
        </text:list-item>
        <text:list-item>
          <text:p text:style-name="P13">字段名:查询网站链接</text:p>
        </text:list-item>
        <text:list-item>
          <text:p text:style-name="P13">字段名:证书有效期限</text:p>
        </text:list-item>
        <text:list-item>
          <text:p text:style-name="P13">字段名:备注信息</text:p>
        </text:list-item>
      </text:list>
      <text:p text:style-name="P2"><text:tab/><text:tab/><text:tab/><text:tab/>功能名称<text:span text:style-name="T7">2:添加 功能类型:编辑</text:span></text:p>
      <text:list xml:id="list4671423069030478173" text:style-name="L5">
        <text:list-item>
          <text:p text:style-name="P14">字段名:姓名 字段类型:单选框 必填</text:p>
        </text:list-item>
        <text:list-item>
          <text:p text:style-name="P14">字段名:劳动关系类型 字段类型:单选框 必填</text:p>
        </text:list-item>
        <text:list-item>
          <text:p text:style-name="P14">字段名:社保购买类型 字段类型:单选框 必填</text:p>
        </text:list-item>
        <text:list-item>
          <text:p text:style-name="P14">字段名:资质证书<text:span text:style-name="T7">1 字段类型:文本框 必填</text:span></text:p>
        </text:list-item>
        <text:list-item>
          <text:p text:style-name="P14">字段名:查询网站链接 字段类型:文本框 必填</text:p>
        </text:list-item>
        <text:list-item>
          <text:p text:style-name="P14">字段名:证书有效期限 字段类型:文本框 必填</text:p>
        </text:list-item>
        <text:list-item>
          <text:p text:style-name="P14">字段名:资质证书<text:span text:style-name="T7">2 字段类型:文本框 非必填</text:span></text:p>
        </text:list-item>
        <text:list-item>
          <text:p text:style-name="P15">字段名:查询网站链接<text:span text:style-name="T7"> 字段类型:文本框 非必填</text:span></text:p>
        </text:list-item>
        <text:list-item>
          <text:p text:style-name="P15">字段名:证书有效期限<text:span text:style-name="T7"> 字段类型:文本框 非必填</text:span></text:p>
        </text:list-item>
        <text:list-item>
          <text:p text:style-name="P15">字段名:备注信息<text:span text:style-name="T7"> 字段类型:文本框 非必填</text:span></text:p>
        </text:list-item>
      </text:list>
      <text:p text:style-name="P3"><text:tab/><text:tab/><text:tab/><text:tab/>功能名称<text:span text:style-name="T8">3:编辑 功能类型:编辑</text:span></text:p>
      <text:list xml:id="list1013312767361731825" text:style-name="L6">
        <text:list-item>
          <text:p text:style-name="P16">字段名:姓名 字段类型:单选框 必填</text:p>
        </text:list-item>
        <text:list-item>
          <text:p text:style-name="P16">字段名:劳动关系类型 字段类型:单选框 必填</text:p>
        </text:list-item>
        <text:list-item>
          <text:p text:style-name="P16">字段名:社保购买类型 字段类型:单选框 必填</text:p>
        </text:list-item>
        <text:list-item>
          <text:p text:style-name="P16">字段名:资质证书<text:span text:style-name="T7">1 字段类型:文本框 必填</text:span></text:p>
        </text:list-item>
        <text:list-item>
          <text:p text:style-name="P16">字段名:查询网站链接 字段类型:文本框 必填</text:p>
        </text:list-item>
        <text:list-item>
          <text:p text:style-name="P16">字段名:证书有效期限 字段类型:文本框 必填</text:p>
        </text:list-item>
        <text:list-item>
          <text:p text:style-name="P16">字段名:资质证书<text:span text:style-name="T7">2 字段类型:文本框 非必填</text:span></text:p>
        </text:list-item>
        <text:list-item>
          <text:p text:style-name="P16">字段名:查询网站链接<text:span text:style-name="T7"> 字段类型:文本框 非必填</text:span></text:p>
        </text:list-item>
        <text:list-item>
          <text:p text:style-name="P16">字段名:证书有效期限<text:span text:style-name="T7"> 字段类型:文本框 非必填</text:span></text:p>
        </text:list-item>
        <text:list-item>
          <text:p text:style-name="P16">字段名:备注信息<text:span text:style-name="T7"> 字段类型:文本框 非必填</text:span></text:p>
        </text:list-item>
      </text:list>
      <text:p text:style-name="P3"><text:tab/><text:tab/><text:tab/><text:tab/>功能名称<text:span text:style-name="T9">4:删除 功能类型:编辑</text:span></text:p>
      <text:p text:style-name="P3"><text:tab/><text:tab/><text:tab/><text:tab/>功能名称<text:span text:style-name="T10">5:上传附件 功能类型:编辑</text:span></text:p>
      <text:p text:style-name="P3"><text:tab/><text:tab/><text:tab/>导航名_<text:span text:style-name="T10">2:档案调阅</text:span></text:p>
      <text:p text:style-name="P3"><text:tab/><text:tab/><text:tab/><text:tab/>功能名称<text:span text:style-name="T10">1:列表 功能类型:网格</text:span></text:p>
      <text:list xml:id="list218601704617257989" text:style-name="L7">
        <text:list-item>
          <text:p text:style-name="P17">字段名:姓名</text:p>
        </text:list-item>
        <text:list-item>
          <text:p text:style-name="P17">字段名:开始日期</text:p>
        </text:list-item>
        <text:list-item>
          <text:p text:style-name="P17"><text:soft-page-break/>字段名:结束日期</text:p>
        </text:list-item>
        <text:list-item>
          <text:p text:style-name="P17">字段名:调阅人</text:p>
        </text:list-item>
        <text:list-item>
          <text:p text:style-name="P17">字段名:原因</text:p>
        </text:list-item>
        <text:list-item>
          <text:p text:style-name="P17">字段名:福利模块</text:p>
        </text:list-item>
        <text:list-item>
          <text:p text:style-name="P17">字段名:审核意见</text:p>
        </text:list-item>
        <text:list-item>
          <text:p text:style-name="P17">字段名:总经办</text:p>
        </text:list-item>
        <text:list-item>
          <text:p text:style-name="P17">字段名:审核意见</text:p>
        </text:list-item>
        <text:list-item>
          <text:p text:style-name="P17">字段名:审核状态</text:p>
        </text:list-item>
        <text:list-item>
          <text:p text:style-name="P17">字段名:是否到期</text:p>
        </text:list-item>
      </text:list>
      <text:p text:style-name="P3"><text:tab/><text:tab/><text:tab/><text:tab/>功能名称<text:span text:style-name="T10">2:申请调阅 功能类型:编辑</text:span></text:p>
      <text:list xml:id="list3838657318971620104" text:style-name="L8">
        <text:list-item>
          <text:p text:style-name="P18">字段名:开始日期 字段类型:日期框 必填</text:p>
        </text:list-item>
        <text:list-item>
          <text:p text:style-name="P18">字段名:结束日期 字段类型:日期框 必填</text:p>
        </text:list-item>
        <text:list-item>
          <text:p text:style-name="P18">字段名:调阅人 字段类型:多选框 必填</text:p>
        </text:list-item>
        <text:list-item>
          <text:p text:style-name="P18">字段名:原因 字段类型:文本框 必填</text:p>
        </text:list-item>
      </text:list>
      <text:p text:style-name="P4"><text:tab/><text:tab/><text:tab/><text:tab/>功能名称<text:span text:style-name="T10">3:编辑 功能类型:编辑</text:span></text:p>
      <text:list xml:id="list3258554581918911407" text:style-name="L9">
        <text:list-item>
          <text:p text:style-name="P19">字段名:开始日期 字段类型:日期框 必填</text:p>
        </text:list-item>
        <text:list-item>
          <text:p text:style-name="P19">字段名:结束日期 字段类型:日期框 必填</text:p>
        </text:list-item>
        <text:list-item>
          <text:p text:style-name="P19">字段名:调阅人 字段类型:多选框 必填</text:p>
        </text:list-item>
        <text:list-item>
          <text:p text:style-name="P19">字段名:原因 字段类型:文本框 必填</text:p>
        </text:list-item>
      </text:list>
      <text:p text:style-name="P4"><text:tab/><text:tab/><text:tab/><text:tab/>功能名称<text:span text:style-name="T10">4:删除 功能类型:编辑</text:span></text:p>
      <text:p text:style-name="P4"><text:tab/><text:tab/><text:tab/><text:tab/>功能名称<text:span text:style-name="T10">5:审核 功能类型:编辑</text:span></text:p>
      <text:list xml:id="list4670666334425304731" text:style-name="L10">
        <text:list-item>
          <text:p text:style-name="P20">字段名:是否通过 字段类型:开关按钮 默认:否 </text:p>
        </text:list-item>
        <text:list-item>
          <text:p text:style-name="P20">字段名:意见 字段类型:文本框 必填</text:p>
        </text:list-item>
      </text:list>
      <text:p text:style-name="P4"><text:tab/><text:tab/><text:tab/>导航名_<text:span text:style-name="T10">4:档案明细</text:span></text:p>
      <text:p text:style-name="P4"><text:tab/><text:tab/><text:tab/><text:tab/>功能名称<text:span text:style-name="T10">1:列表 功能类型:网格</text:span></text:p>
      <text:list xml:id="list8526193179791734825" text:style-name="L11">
        <text:list-item>
          <text:p text:style-name="P21">字段名:地区</text:p>
        </text:list-item>
        <text:list-item>
          <text:p text:style-name="P21">字段名:姓名</text:p>
        </text:list-item>
        <text:list-item>
          <text:p text:style-name="P21">字段名:员工编号</text:p>
        </text:list-item>
        <text:list-item>
          <text:p text:style-name="P21">字段名:项目组</text:p>
        </text:list-item>
        <text:list-item>
          <text:p text:style-name="P21">字段名:岗位</text:p>
        </text:list-item>
        <text:list-item>
          <text:p text:style-name="P21">字段名:技能等级</text:p>
        </text:list-item>
        <text:list-item>
          <text:p text:style-name="P21">字段名:管理等级</text:p>
        </text:list-item>
        <text:list-item>
          <text:p text:style-name="P21">字段名:奖励</text:p>
        </text:list-item>
        <text:list-item>
          <text:p text:style-name="P21">字段名:处罚</text:p>
        </text:list-item>
        <text:list-item>
          <text:p text:style-name="P21">字段名:身份证有效期</text:p>
        </text:list-item>
        <text:list-item>
          <text:p text:style-name="P21">字段名:劳动合同</text:p>
        </text:list-item>
        <text:list-item>
          <text:p text:style-name="P21">字段名:培训协议</text:p>
        </text:list-item>
        <text:list-item>
          <text:p text:style-name="P21">字段名:保密协议</text:p>
        </text:list-item>
        <text:list-item>
          <text:p text:style-name="P21">字段名:竞业协议</text:p>
        </text:list-item>
        <text:list-item>
          <text:p text:style-name="P21">字段名:简历</text:p>
        </text:list-item>
        <text:list-item>
          <text:p text:style-name="P21">字段名:照片</text:p>
        </text:list-item>
        <text:list-item>
          <text:p text:style-name="P21">字段名:身份证</text:p>
        </text:list-item>
        <text:list-item>
          <text:p text:style-name="P21">字段名:学历证</text:p>
        </text:list-item>
        <text:list-item>
          <text:p text:style-name="P21">字段名:银行卡</text:p>
        </text:list-item>
        <text:list-item>
          <text:p text:style-name="P21">字段名:求职登记表</text:p>
        </text:list-item>
        <text:list-item>
          <text:p text:style-name="P21">字段名:入职登记表</text:p>
        </text:list-item>
        <text:list-item>
          <text:p text:style-name="P21"><text:soft-page-break/>字段名:面谈确认单</text:p>
        </text:list-item>
        <text:list-item>
          <text:p text:style-name="P21">字段名:转正审批表</text:p>
        </text:list-item>
        <text:list-item>
          <text:p text:style-name="P21">字段名:资格证书</text:p>
        </text:list-item>
        <text:list-item>
          <text:p text:style-name="P21">字段名:存放路径</text:p>
        </text:list-item>
        <text:list-item>
          <text:p text:style-name="P21">字段名:备注</text:p>
        </text:list-item>
        <text:list-item>
          <text:p text:style-name="P21">字段名:状态</text:p>
        </text:list-item>
      </text:list>
      <text:p text:style-name="P4"><text:tab/><text:tab/><text:tab/><text:tab/>功能名称2:添加 功能类型:编辑</text:p>
      <text:list xml:id="list2272294406150776367" text:style-name="L12">
        <text:list-item>
          <text:p text:style-name="P22">字段名:姓名 字段类型:单选框 必填</text:p>
        </text:list-item>
        <text:list-item>
          <text:p text:style-name="P22">字段名:身份证有效期 字段类型:文本框 必填</text:p>
        </text:list-item>
        <text:list-item>
          <text:p text:style-name="P22">字段名:劳动合同 字段类型:开关按钮 默认:没有</text:p>
        </text:list-item>
        <text:list-item>
          <text:p text:style-name="P22">字段名:培训协议 字段类型:开关按钮 默认:没有</text:p>
        </text:list-item>
        <text:list-item>
          <text:p text:style-name="P22">字段名:保密协议 字段类型:开关按钮 默认:没有</text:p>
        </text:list-item>
        <text:list-item>
          <text:p text:style-name="P22">字段名:竞业协议 字段类型:开关按钮 默认:没有</text:p>
        </text:list-item>
        <text:list-item>
          <text:p text:style-name="P22">字段名:简历 字段类型:开关按钮 默认:没有</text:p>
        </text:list-item>
        <text:list-item>
          <text:p text:style-name="P22">字段名:照片 字段类型:开关按钮 默认:没有</text:p>
        </text:list-item>
        <text:list-item>
          <text:p text:style-name="P22">字段名:身份证 字段类型:开关按钮 默认:没有</text:p>
        </text:list-item>
        <text:list-item>
          <text:p text:style-name="P22">字段名:学历证 字段类型:开关按钮 默认:没有</text:p>
        </text:list-item>
        <text:list-item>
          <text:p text:style-name="P22">字段名:银行卡 字段类型:开关按钮 默认:没有</text:p>
        </text:list-item>
        <text:list-item>
          <text:p text:style-name="P22">字段名:求职登记表 字段类型:开关按钮 默认:没有</text:p>
        </text:list-item>
        <text:list-item>
          <text:p text:style-name="P22">字段名:入职登记表 字段类型:开关按钮 默认:没有</text:p>
        </text:list-item>
        <text:list-item>
          <text:p text:style-name="P22">字段名:面谈确认单 字段类型:开关按钮 默认:没有</text:p>
        </text:list-item>
        <text:list-item>
          <text:p text:style-name="P22">字段名:转正审批表 字段类型:开关按钮 默认:没有</text:p>
        </text:list-item>
        <text:list-item>
          <text:p text:style-name="P22">字段名:资格证书 字段类型:开关按钮 默认:没有</text:p>
        </text:list-item>
        <text:list-item>
          <text:p text:style-name="P22">字段名:存放路径 字段类型:文本框 非必填</text:p>
        </text:list-item>
        <text:list-item>
          <text:p text:style-name="P22">字段名:备注 <text:s/>字段类型:文本框 非必填</text:p>
        </text:list-item>
      </text:list>
      <text:p text:style-name="P5"><text:tab/><text:tab/><text:tab/><text:tab/>功能名称3:编辑 功能类型:编辑</text:p>
      <text:list xml:id="list7687190463463684901" text:style-name="L13">
        <text:list-item>
          <text:p text:style-name="P23">字段名:姓名 字段类型:单选框 必填</text:p>
        </text:list-item>
        <text:list-item>
          <text:p text:style-name="P23">字段名:身份证有效期 字段类型:文本框 必填</text:p>
        </text:list-item>
        <text:list-item>
          <text:p text:style-name="P23">字段名:劳动合同 字段类型:开关按钮</text:p>
        </text:list-item>
        <text:list-item>
          <text:p text:style-name="P23">字段名:培训协议 字段类型:开关按钮</text:p>
        </text:list-item>
        <text:list-item>
          <text:p text:style-name="P23">字段名:保密协议 字段类型:开关按钮</text:p>
        </text:list-item>
        <text:list-item>
          <text:p text:style-name="P23">字段名:竞业协议 字段类型:开关按钮</text:p>
        </text:list-item>
        <text:list-item>
          <text:p text:style-name="P23">字段名:简历 字段类型:开关按钮</text:p>
        </text:list-item>
        <text:list-item>
          <text:p text:style-name="P23">字段名:照片 字段类型:开关按钮</text:p>
        </text:list-item>
        <text:list-item>
          <text:p text:style-name="P23">字段名:身份证 字段类型:开关按钮</text:p>
        </text:list-item>
        <text:list-item>
          <text:p text:style-name="P23">字段名:学历证 字段类型:开关按钮</text:p>
        </text:list-item>
        <text:list-item>
          <text:p text:style-name="P23">字段名:银行卡 字段类型:开关按钮</text:p>
        </text:list-item>
        <text:list-item>
          <text:p text:style-name="P23">字段名:求职登记表 字段类型:开关按钮</text:p>
        </text:list-item>
        <text:list-item>
          <text:p text:style-name="P23">字段名:入职登记表 字段类型:开关按钮</text:p>
        </text:list-item>
        <text:list-item>
          <text:p text:style-name="P23">字段名:面谈确认单 字段类型:开关按钮</text:p>
        </text:list-item>
        <text:list-item>
          <text:p text:style-name="P23">字段名:转正审批表 字段类型:开关按钮</text:p>
        </text:list-item>
        <text:list-item>
          <text:p text:style-name="P23">字段名:资格证书 字段类型:开关按钮</text:p>
        </text:list-item>
        <text:list-item>
          <text:p text:style-name="P23">字段名:存放路径 字段类型:文本框 非必填</text:p>
        </text:list-item>
        <text:list-item>
          <text:p text:style-name="P23">字段名:备注 <text:s/>字段类型:文本框 非必填</text:p>
        </text:list-item>
      </text:list>
      <text:p text:style-name="P5"><text:tab/><text:tab/><text:tab/><text:tab/>功能名称4:删除 功能类型:编辑</text:p>
      <text:p text:style-name="P6"><text:tab/><text:tab/><text:tab/><text:tab/>功能名称5:上传附件 功能类型:编辑</text:p>
      <text:list xml:id="list4451749925301521671" text:style-name="L14">
        <text:list-item>
          <text:p text:style-name="P24"><text:soft-page-break/>字段名:附件类型 字段类型:单选框 必填</text:p>
        </text:list-item>
      </text:list>
      <text:p text:style-name="P5"><text:tab/><text:tab/><text:tab/>导航名_5:档案收集</text:p>
      <text:p text:style-name="P6"><text:tab/><text:tab/><text:tab/><text:tab/>功能名称1:列表 功能类型:网格</text:p>
      <text:list xml:id="list7578488202965448720" text:style-name="L15">
        <text:list-item>
          <text:p text:style-name="P25">字段名:地区</text:p>
        </text:list-item>
        <text:list-item>
          <text:p text:style-name="P26">字段名:姓名</text:p>
        </text:list-item>
        <text:list-item>
          <text:p text:style-name="P26">字段名:员工编号</text:p>
        </text:list-item>
        <text:list-item>
          <text:p text:style-name="P26">字段名:项目组</text:p>
        </text:list-item>
        <text:list-item>
          <text:p text:style-name="P26">字段名:岗位</text:p>
        </text:list-item>
        <text:list-item>
          <text:p text:style-name="P26">字段名:自愿放弃购买社保协议书</text:p>
        </text:list-item>
        <text:list-item>
          <text:p text:style-name="P26">字段名:转正定级档案收集</text:p>
        </text:list-item>
        <text:list-item>
          <text:p text:style-name="P26">字段名:调动/任命</text:p>
        </text:list-item>
        <text:list-item>
          <text:p text:style-name="P26">字段名:岗位晋升</text:p>
        </text:list-item>
        <text:list-item>
          <text:p text:style-name="P26">字段名:技能评定</text:p>
        </text:list-item>
        <text:list-item>
          <text:p text:style-name="P26">字段名:特批补助</text:p>
        </text:list-item>
        <text:list-item>
          <text:p text:style-name="P26">字段名:技能证书</text:p>
        </text:list-item>
        <text:list-item>
          <text:p text:style-name="P26">字段名:其他档案</text:p>
        </text:list-item>
      </text:list>
      <text:p text:style-name="P6"><text:tab/><text:tab/><text:tab/><text:tab/>功能名称<text:span text:style-name="T11">2:添加 功能类型:编辑</text:span></text:p>
      <text:list xml:id="list988092446878890349" text:style-name="L16">
        <text:list-item>
          <text:p text:style-name="P27">字段名:姓名 字段类型:单选框 必填</text:p>
        </text:list-item>
        <text:list-item>
          <text:p text:style-name="P27">字段名:自愿放弃购买社保协议书 </text:p>
        </text:list-item>
        <text:list-item>
          <text:p text:style-name="P27">字段名:转正定级档案收集 字段类型:开关按钮 默认:没有</text:p>
        </text:list-item>
        <text:list-item>
          <text:p text:style-name="P27">字段名:调动/任命 字段类型:文本框 非必填</text:p>
        </text:list-item>
        <text:list-item>
          <text:p text:style-name="P27">字段名:岗位晋升 字段类型:文本框 非必填</text:p>
        </text:list-item>
        <text:list-item>
          <text:p text:style-name="P27">字段名:技能评定 字段类型:文本框 非必填</text:p>
        </text:list-item>
        <text:list-item>
          <text:p text:style-name="P27">字段名:特批补助 字段类型:文本框 非必填</text:p>
        </text:list-item>
        <text:list-item>
          <text:p text:style-name="P27">字段名:技能证书 字段类型:文本框 非必填</text:p>
        </text:list-item>
        <text:list-item>
          <text:p text:style-name="P27">字段名:其他档案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6946610986030373292" text:style-name="L17">
        <text:list-item>
          <text:p text:style-name="P28">字段名:姓名 字段类型:单选框 必填</text:p>
        </text:list-item>
        <text:list-item>
          <text:p text:style-name="P28">字段名:自愿放弃购买社保协议书 </text:p>
        </text:list-item>
        <text:list-item>
          <text:p text:style-name="P28">字段名:转正定级档案收集 字段类型:开关按钮 默认:没有</text:p>
        </text:list-item>
        <text:list-item>
          <text:p text:style-name="P28">字段名:调动/任命 字段类型:文本框 非必填</text:p>
        </text:list-item>
        <text:list-item>
          <text:p text:style-name="P28">字段名:岗位晋升 字段类型:文本框 非必填</text:p>
        </text:list-item>
        <text:list-item>
          <text:p text:style-name="P28">字段名:技能评定 字段类型:文本框 非必填</text:p>
        </text:list-item>
        <text:list-item>
          <text:p text:style-name="P28">字段名:特批补助 字段类型:文本框 非必填</text:p>
        </text:list-item>
        <text:list-item>
          <text:p text:style-name="P28">字段名:技能证书 字段类型:文本框 非必填</text:p>
        </text:list-item>
        <text:list-item>
          <text:p text:style-name="P28">字段名:其他档案 字段类型:文本框 非必填</text:p>
        </text:list-item>
      </text:list>
      <text:p text:style-name="P7"><text:tab/><text:tab/><text:tab/><text:tab/>功能名称4:删除 功能类型:编辑</text:p>
      <text:p text:style-name="P7"><text:tab/><text:tab/><text:tab/><text:tab/>功能名称5:上传附件 功能类型:编辑</text:p>
      <text:p text:style-name="P7"><text:tab/><text:tab/>导航下拉条_<text:span text:style-name="T12">3:对外信息管理</text:span></text:p>
      <text:p text:style-name="P7"><text:tab/><text:tab/><text:tab/>导航名_<text:span text:style-name="T12">1:</text:span><text:bookmark-start text:name="__DdeLink__833_1396048250"/><text:span text:style-name="T12">对外人员基本信息设置</text:span><text:bookmark-end text:name="__DdeLink__833_1396048250"/></text:p>
      <text:p text:style-name="P7"><text:tab/><text:tab/><text:tab/><text:tab/>功能名称<text:span text:style-name="T12">1:列表 功能类型:网格</text:span></text:p>
      <text:list xml:id="list5400480371555026182" text:style-name="L18">
        <text:list-item>
          <text:p text:style-name="P29">字段名:类型</text:p>
        </text:list-item>
        <text:list-item>
          <text:p text:style-name="P29">字段名:描述</text:p>
        </text:list-item>
        <text:list-item>
          <text:p text:style-name="P29">字段名:状态</text:p>
        </text:list-item>
      </text:list>
      <text:p text:style-name="P7"><text:tab/><text:tab/><text:tab/><text:tab/>功能名称<text:span text:style-name="T12">2:添加 功能类型:编辑</text:span></text:p>
      <text:list xml:id="list6914957774306355702" text:style-name="L19">
        <text:list-item>
          <text:p text:style-name="P30">字段名:类型 字段类型:文本框 必填</text:p>
        </text:list-item>
        <text:list-item>
          <text:p text:style-name="P30"><text:soft-page-break/>字段名:描述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8516081265755020534" text:style-name="L20">
        <text:list-item>
          <text:p text:style-name="P31">字段名:类型 字段类型:文本框 必填</text:p>
        </text:list-item>
        <text:list-item>
          <text:p text:style-name="P31">字段名:描述 字段类型:文本框 非必填</text:p>
        </text:list-item>
      </text:list>
      <text:p text:style-name="P7"><text:tab/><text:tab/><text:tab/><text:tab/>功能名称<text:span text:style-name="T12">4:删除 功能类型:编辑</text:span></text:p>
      <text:p text:style-name="P7"><text:tab/><text:tab/><text:tab/><text:tab/>功能名称<text:span text:style-name="T12">5:冻结 功能类型:编辑</text:span></text:p>
      <text:p text:style-name="P7"><text:tab/><text:tab/><text:tab/><text:tab/>功能名称<text:span text:style-name="T12">6:解冻 功能类型:编辑</text:span></text:p>
      <text:p text:style-name="P7"><text:tab/><text:tab/><text:tab/>导航名_<text:span text:style-name="T12">2:对外人员信息</text:span></text:p>
      <text:p text:style-name="P7"><text:tab/><text:tab/><text:tab/><text:tab/>功能名称<text:span text:style-name="T12">1:列表 功能类型:网格</text:span></text:p>
      <text:list xml:id="list9105010057249340444" text:style-name="L21">
        <text:list-item>
          <text:p text:style-name="P32">字段名:使用类型</text:p>
        </text:list-item>
        <text:list-item>
          <text:p text:style-name="P32">字段名:姓名</text:p>
        </text:list-item>
        <text:list-item>
          <text:p text:style-name="P32">字段名:员工编号</text:p>
        </text:list-item>
        <text:list-item>
          <text:p text:style-name="P32">字段名:项目组</text:p>
        </text:list-item>
        <text:list-item>
          <text:p text:style-name="P32">字段名:职位</text:p>
        </text:list-item>
        <text:list-item>
          <text:p text:style-name="P32">字段名:学历</text:p>
        </text:list-item>
        <text:list-item>
          <text:p text:style-name="P32">字段名:专业</text:p>
        </text:list-item>
        <text:list-item>
          <text:p text:style-name="P32">字段名:毕业学校</text:p>
        </text:list-item>
        <text:list-item>
          <text:p text:style-name="P32">字段名:毕业时间</text:p>
        </text:list-item>
        <text:list-item>
          <text:p text:style-name="P32">字段名:入职时间</text:p>
        </text:list-item>
        <text:list-item>
          <text:p text:style-name="P32">字段名:在职时间<text:span text:style-name="T3">(月)</text:span></text:p>
        </text:list-item>
        <text:list-item>
          <text:p text:style-name="P32">字段名:电话号码</text:p>
        </text:list-item>
        <text:list-item>
          <text:p text:style-name="P32">字段名:出生日期</text:p>
        </text:list-item>
        <text:list-item>
          <text:p text:style-name="P32">字段名:户籍地址</text:p>
        </text:list-item>
        <text:list-item>
          <text:p text:style-name="P32">字段名:身份证号码</text:p>
        </text:list-item>
        <text:list-item>
          <text:p text:style-name="P32">字段名:银行卡号</text:p>
        </text:list-item>
        <text:list-item>
          <text:p text:style-name="P32">字段名:开户行</text:p>
        </text:list-item>
        <text:list-item>
          <text:p text:style-name="P32">字段名:邮箱</text:p>
        </text:list-item>
        <text:list-item>
          <text:p text:style-name="P32">字段名:状态</text:p>
        </text:list-item>
      </text:list>
      <text:p text:style-name="P7"><text:tab/><text:tab/><text:tab/><text:tab/>功能名称<text:span text:style-name="T12">2:添加 功能类型:编辑</text:span></text:p>
      <text:list xml:id="list6601327407364886730" text:style-name="L22">
        <text:list-item>
          <text:p text:style-name="P33">字段名:使用类型 字段类型:单选框 必填</text:p>
        </text:list-item>
        <text:list-item>
          <text:p text:style-name="P33">字段名:姓名 字段类型:单选框 必填</text:p>
        </text:list-item>
        <text:list-item>
          <text:p text:style-name="P33">字段名:项目组 字段类型:文本框 必填</text:p>
        </text:list-item>
        <text:list-item>
          <text:p text:style-name="P33">字段名:职位 字段类型:文本框 必填</text:p>
        </text:list-item>
        <text:list-item>
          <text:p text:style-name="P33">字段名:学历 字段类型:文本框 必填</text:p>
        </text:list-item>
        <text:list-item>
          <text:p text:style-name="P33">字段名:专业 字段类型:文本框 必填</text:p>
        </text:list-item>
        <text:list-item>
          <text:p text:style-name="P33">字段名:毕业学校 字段类型:文本框 非必填</text:p>
        </text:list-item>
        <text:list-item>
          <text:p text:style-name="P33">字段名:毕业时间 字段类型:<text:bookmark-start text:name="__DdeLink__835_1396048250"/>日期<text:bookmark-end text:name="__DdeLink__835_1396048250"/>框 非必填</text:p>
        </text:list-item>
        <text:list-item>
          <text:p text:style-name="P34">字段名:入职时间 字段类型:日期框 必填</text:p>
        </text:list-item>
        <text:list-item>
          <text:p text:style-name="P33">字段名:电话号码 字段类型:文本框 必填</text:p>
        </text:list-item>
        <text:list-item>
          <text:p text:style-name="P34">字段名:出生日期 字段类型:日期框 非必填</text:p>
        </text:list-item>
        <text:list-item>
          <text:p text:style-name="P33">字段名:户籍地址 字段类型:文本框 必填</text:p>
        </text:list-item>
        <text:list-item>
          <text:p text:style-name="P33">字段名:身份证号码 字段类型:文本框 必填</text:p>
        </text:list-item>
        <text:list-item>
          <text:p text:style-name="P33">字段名:银行卡号 字段类型:文本框 非必填</text:p>
        </text:list-item>
        <text:list-item>
          <text:p text:style-name="P33">字段名:开户行 字段类型:文本框 非必填</text:p>
        </text:list-item>
        <text:list-item>
          <text:p text:style-name="P33">字段名:邮箱 字段类型:文本框 非必填</text:p>
        </text:list-item>
      </text:list>
      <text:p text:style-name="P7"><text:tab/><text:tab/><text:tab/><text:tab/>功能名称<text:span text:style-name="T12">3:编辑 功能类型:编辑</text:span></text:p>
      <text:list xml:id="list1509628488073342206" text:style-name="L23">
        <text:list-item>
          <text:p text:style-name="P35"><text:soft-page-break/>字段名:使用类型 字段类型:单选框 必填</text:p>
        </text:list-item>
        <text:list-item>
          <text:p text:style-name="P35">字段名:姓名 字段类型:单选框 必填</text:p>
        </text:list-item>
        <text:list-item>
          <text:p text:style-name="P35">字段名:项目组 字段类型:文本框 必填</text:p>
        </text:list-item>
        <text:list-item>
          <text:p text:style-name="P35">字段名:职位 字段类型:文本框 必填</text:p>
        </text:list-item>
        <text:list-item>
          <text:p text:style-name="P35">字段名:学历 字段类型:文本框 必填</text:p>
        </text:list-item>
        <text:list-item>
          <text:p text:style-name="P35">字段名:专业 字段类型:文本框 必填</text:p>
        </text:list-item>
        <text:list-item>
          <text:p text:style-name="P35">字段名:毕业学校 字段类型:文本框 非必填</text:p>
        </text:list-item>
        <text:list-item>
          <text:p text:style-name="P36">字段名:毕业时间 字段类型:日期框 非必填</text:p>
        </text:list-item>
        <text:list-item>
          <text:p text:style-name="P36">字段名:入职时间 字段类型:日期框 必填</text:p>
        </text:list-item>
        <text:list-item>
          <text:p text:style-name="P35">字段名:电话号码 字段类型:文本框 必填</text:p>
        </text:list-item>
        <text:list-item>
          <text:p text:style-name="P36">字段名:出生日期 字段类型:日期框 非必填</text:p>
        </text:list-item>
        <text:list-item>
          <text:p text:style-name="P35">字段名:户籍地址 字段类型:文本框 必填</text:p>
        </text:list-item>
        <text:list-item>
          <text:p text:style-name="P35">字段名:身份证号码 字段类型:文本框 必填</text:p>
        </text:list-item>
        <text:list-item>
          <text:p text:style-name="P35">字段名:银行卡号 字段类型:文本框 非必填</text:p>
        </text:list-item>
        <text:list-item>
          <text:p text:style-name="P35">字段名:开户行 字段类型:文本框 非必填</text:p>
        </text:list-item>
        <text:list-item>
          <text:p text:style-name="P35">字段名:邮箱 字段类型:文本框 非必填</text:p>
        </text:list-item>
      </text:list>
      <text:p text:style-name="P7"><text:tab/><text:tab/><text:tab/><text:tab/>功能名称<text:span text:style-name="T12">3:删除 功能类型:编辑</text:span></text:p>
      <text:p text:style-name="P7"><text:tab/><text:tab/>导航下拉条_<text:span text:style-name="T12">4:其他信息</text:span></text:p>
      <text:p text:style-name="P7"><text:tab/><text:tab/><text:tab/>导航名_<text:span text:style-name="T12">1:</text:span><text:bookmark-start text:name="__DdeLink__829_1396048250"/><text:span text:style-name="T12">公司社保购买类型</text:span><text:bookmark-end text:name="__DdeLink__829_1396048250"/></text:p>
      <text:p text:style-name="P8"><text:tab/><text:tab/><text:tab/><text:tab/>功能名称<text:span text:style-name="T12">1:列表 功能类型:网格</text:span></text:p>
      <text:list xml:id="list6457046512542296511" text:style-name="L24">
        <text:list-item>
          <text:p text:style-name="P37">字段名:类型</text:p>
        </text:list-item>
        <text:list-item>
          <text:p text:style-name="P37">字段名:描述</text:p>
        </text:list-item>
        <text:list-item>
          <text:p text:style-name="P37">字段名:状态</text:p>
        </text:list-item>
      </text:list>
      <text:p text:style-name="P8"><text:tab/><text:tab/><text:tab/><text:tab/>功能名称<text:span text:style-name="T12">2:添加 功能类型:编辑</text:span></text:p>
      <text:list xml:id="list885721985181773541" text:style-name="L25">
        <text:list-item>
          <text:p text:style-name="P38">字段名:类型 字段类型:文本框 必填</text:p>
        </text:list-item>
        <text:list-item>
          <text:p text:style-name="P38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6665450400582984835" text:style-name="L26">
        <text:list-item>
          <text:p text:style-name="P39">字段名:类型 字段类型:文本框 必填</text:p>
        </text:list-item>
        <text:list-item>
          <text:p text:style-name="P39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  <text:p text:style-name="P8"><text:tab/><text:tab/><text:tab/>导航名_<text:span text:style-name="T13">2:劳动关系类型</text:span></text:p>
      <text:p text:style-name="P8"><text:tab/><text:tab/><text:tab/><text:tab/>功能名称<text:span text:style-name="T12">1:列表 功能类型:网格</text:span></text:p>
      <text:list xml:id="list1213975293831412702" text:style-name="L27">
        <text:list-item>
          <text:p text:style-name="P40">字段名:类型</text:p>
        </text:list-item>
        <text:list-item>
          <text:p text:style-name="P40">字段名:描述</text:p>
        </text:list-item>
        <text:list-item>
          <text:p text:style-name="P40">字段名:状态</text:p>
        </text:list-item>
      </text:list>
      <text:p text:style-name="P8"><text:tab/><text:tab/><text:tab/><text:tab/>功能名称<text:span text:style-name="T12">2:添加 功能类型:编辑</text:span></text:p>
      <text:list xml:id="list2167931305320918347" text:style-name="L28">
        <text:list-item>
          <text:p text:style-name="P41">字段名:类型 字段类型:文本框 必填</text:p>
        </text:list-item>
        <text:list-item>
          <text:p text:style-name="P41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8539214296432965785" text:style-name="L29">
        <text:list-item>
          <text:p text:style-name="P42">字段名:类型 字段类型:文本框 必填</text:p>
        </text:list-item>
        <text:list-item>
          <text:p text:style-name="P42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  <text:p text:style-name="P8"><text:soft-page-break/><text:tab/><text:tab/><text:tab/>导航名_<text:span text:style-name="T14">3:</text:span><text:bookmark-start text:name="__DdeLink__831_1396048250"/><text:span text:style-name="T14">附件类型</text:span><text:bookmark-end text:name="__DdeLink__831_1396048250"/></text:p>
      <text:p text:style-name="P8"><text:tab/><text:tab/><text:tab/><text:tab/>功能名称<text:span text:style-name="T12">1:列表 功能类型:网格</text:span></text:p>
      <text:list xml:id="list1636636064491628306" text:style-name="L30">
        <text:list-item>
          <text:p text:style-name="P43">字段名:类型</text:p>
        </text:list-item>
        <text:list-item>
          <text:p text:style-name="P43">字段名:描述</text:p>
        </text:list-item>
        <text:list-item>
          <text:p text:style-name="P43">字段名:状态</text:p>
        </text:list-item>
      </text:list>
      <text:p text:style-name="P8"><text:tab/><text:tab/><text:tab/><text:tab/>功能名称<text:span text:style-name="T12">2:添加 功能类型:编辑</text:span></text:p>
      <text:list xml:id="list1525574089008270875" text:style-name="L31">
        <text:list-item>
          <text:p text:style-name="P44">字段名:类型 字段类型:文本框 必填</text:p>
        </text:list-item>
        <text:list-item>
          <text:p text:style-name="P44">字段名:描述 字段类型:文本框 非必填</text:p>
        </text:list-item>
      </text:list>
      <text:p text:style-name="P8"><text:tab/><text:tab/><text:tab/><text:tab/>功能名称<text:span text:style-name="T12">3:编辑 功能类型:编辑</text:span></text:p>
      <text:list xml:id="list82709214505042410" text:style-name="L32">
        <text:list-item>
          <text:p text:style-name="P45">字段名:类型 字段类型:文本框 必填</text:p>
        </text:list-item>
        <text:list-item>
          <text:p text:style-name="P45">字段名:描述 字段类型:文本框 非必填</text:p>
        </text:list-item>
      </text:list>
      <text:p text:style-name="P8"><text:tab/><text:tab/><text:tab/><text:tab/>功能名称<text:span text:style-name="T12">4:删除 功能类型:编辑</text:span></text:p>
      <text:p text:style-name="P8"><text:tab/><text:tab/><text:tab/><text:tab/>功能名称<text:span text:style-name="T12">5:冻结 功能类型:编辑</text:span></text:p>
      <text:p text:style-name="P8"><text:tab/><text:tab/><text:tab/><text:tab/>功能名称<text:span text:style-name="T12">6:解冻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36:15.551028096</meta:creation-date>
    <dc:date>2017-04-12T16:37:53.988372583</dc:date>
    <meta:editing-duration>PT2H18M51S</meta:editing-duration>
    <meta:editing-cycles>4</meta:editing-cycles>
    <meta:generator>LibreOffice/5.1.5.2$Linux_X86_64 LibreOffice_project/10$Build-2</meta:generator>
    <meta:document-statistic meta:table-count="0" meta:image-count="0" meta:object-count="0" meta:page-count="8" meta:paragraph-count="335" meta:word-count="4620" meta:character-count="5607" meta:non-whitespace-character-count="5058"/>
  </office:meta>
</office:document-meta>
</file>